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7_1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7_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7_1" style:family="paragraph"/>
    <style:style style:name="T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Dhia Eddine Louati</text:h>
      <text:p text:style-name="Normal">📧 Email: dhieaaldin70@gmail.com | 📞 Phone: +21656754603</text:p>
      <text:p text:style-name="Normal">🌐 LinkedIn: https://www.linkedin.com/in/dhia-louati-97ab0b25a/ | GitHub: https://github.com/Dhieaaldin</text:p>
      <text:p text:style-name="Normal">🌐 Portfolio: https://dhieaaldin.github.io/portfolio_projects/index.html</text:p>
      <text:h text:style-name="Heading2" text:outline-level="2">Career Objective</text:h>
      <text:p text:style-name="Normal">Motivated second-year Computer Science and Multimedia student with a passion for data science, machine learning, and analytics. Dedicated to leveraging programming skills and a solid foundation in artificial intelligence to excel as a Python developer, data scientist, or LLM specialist. Seeking opportunities to apply technical expertise and creative problem-solving in cutting-edge projects.</text:p>
      <text:h text:style-name="Heading2" text:outline-level="2">Education</text:h>
      <text:p text:style-name="Normal">ISITCOM Hammem Sousse</text:p>
      <text:p text:style-name="Normal">Bachelor in Computer Science and Multimedia</text:p>
      <text:p text:style-name="Normal">Expected Graduation: [Add year, e.g., 2025]</text:p>
      <text:p text:style-name="Normal">- Notable Coursework:<text:line-break/><text:s text:c="2"/>- DataCamp: Introduction to Python, SQL, Data Manipulation with pandas, Intermediate Python for Developers, Introduction to Object-Oriented Programming in Java<text:line-break/><text:s text:c="2"/>- Google: 5-Day Generative AI Intensive Course<text:line-break/><text:s text:c="2"/>- Orange: Data Science and Machine Learning Course</text:p>
      <text:h text:style-name="Heading2" text:outline-level="2">Technical Skills</text:h>
      <text:p text:style-name="Normal">- Programming Languages: Python, C/C++, Java, SQL, HTML, CSS, JavaScript, PHP<text:line-break/>- Tools &amp; Frameworks: Git, Office 365<text:line-break/>- Other Skills: Video and image editing</text:p>
      <text:h text:style-name="Heading2" text:outline-level="2">Soft Skills</text:h>
      <text:p text:style-name="Normal">- Time management<text:line-break/>- Teamwork<text:line-break/>- Problem-solving<text:line-break/>- Critical thinking</text:p>
      <text:h text:style-name="Heading2" text:outline-level="2">Projects</text:h>
      <text:p text:style-name="Normal">1. Car Price Predictor<text:line-break/><text:s text:c="3"/>- Description<text:s/>: Developed an exploratory data analysis (EDA) tool with visualizations and a machine learning model to predict the approximate price of a car. Users can input specific<text:s/><text:soft-page-break/>details about a car through a web interface, and the system generates a price estimate.<text:line-break/><text:s text:c="3"/>- Technologies Used<text:s/>: Python, Jupyter Notebook, Pandas, Plotly, Geopy, Sklearn, Streamlit</text:p>
      <text:p text:style-name="Normal">2. Google Analytics Data Analysis<text:line-break/><text:s text:c="3"/>- Description<text:s/>: Analyzed a sample dataset containing obfuscated GA360 data from the Google Merchandise Store for August 1, 2017. Conducted an in-depth analysis of ecommerce metrics to extract actionable insights about user behavior and sales performance.<text:line-break/><text:s text:c="3"/>- Technologies Used<text:s/>: Python, Google Sheets, Plotly, Datalab (Datacamp's workspace)</text:p>
      <text:p text:style-name="Normal">3. World Layoffs Data Analysis<text:line-break/><text:s text:c="3"/>- Description<text:s/>: Cleaned and processed a world layoffs dataset, followed by conducting an exploratory data analysis (EDA) to uncover trends and insights using SQL.<text:line-break/><text:s text:c="3"/>- Technologies Used<text:s/>: MySQL, SQL</text:p>
      <text:p text:style-name="Normal"><text:span text:style-name="T2">SonicShield – Real-Time Audio Insights for Autism Support</text:span></text:p>
      <text:list text:style-name="LFO7_1" text:continue-numbering="true">
        <text:list-item>
          <text:p text:style-name="P3"><text:span text:style-name="T4">Description</text:span>: Built an Android and Flask-based system that records real-world audio, uses YAMNet to classify sound patterns (e.g., alarms, chatter, printers), and leverages the DeepSeek API to generate personalized, calming suggestions for autistic users. Designed for minimal stimulation with a soft, autism-aware interface.</text:p>
        </text:list-item>
        <text:list-item>
          <text:p text:style-name="P5"><text:span text:style-name="T6">Technologies Used</text:span>: Android (Java), Python, Flask, TensorFlow Lite (YAMNet), Librosa, NumPy, DeepSeek API</text:p>
        </text:list-item>
      </text:list>
      <text:p text:style-name="Normal"/>
      <text:h text:style-name="Heading2" text:outline-level="2">DataCamp Portfolio</text:h>
      <text:p text:style-name="Normal">Explore my DataCamp portfolio to view completed courses and projects: [<text:a xlink:href="https://www.datacamp.com/portfolio/Dhieaaldin%5d(https:/www.datacamp.com/portfolio/Dhieaaldin" office:target-frame-name="_top" xlink:show="replace"><text:span text:style-name="Hyperlink">https://www.datacamp.com/portfolio/Dhieaaldin](https://www.datacamp.com/portfolio/Dhieaaldin</text:span></text:a>)</text:p>
      <text:h text:style-name="Heading2" text:outline-level="2">Certifications<text:s/></text:h>
      <text:p text:style-name="Normal">Introduction to Python : https://www.datacamp.com/completed/statement-of-accomplishment/course/11b465a6567a0c87617e8e1fc11a15129b518650</text:p>
      <text:p text:style-name="Normal">Introduction to SQL : https://www.datacamp.com/completed/statement-of-accomplishment/course/34b9e00e092fe5cdfe5da50f249d601fd5b1d5e6</text:p>
      <text:p text:style-name="Normal">Introduction to ChatGPT : https://www.datacamp.com/completed/statement-of-accomplishment/course/1d9129b96cbe55dc9dd67283731c1a62ff28dfa3</text:p>
      <text:p text:style-name="Normal">Intermediate Python :https://www.datacamp.com/completed/statement-of-accomplishment/course/fcb53f6ee898d3a04be8b288f7b70eab734f96cd</text:p>
      <text:p text:style-name="Normal">Understanding Artificial Intelligence : https://www.datacamp.com/completed/statement-of-accomplishment/course/2e2dd0a2bc5c4bfc9f948fc8bf330f2440d408a1</text:p>
      <text:soft-page-break/>
      <text:p text:style-name="Normal">Data Manipulation with pandas : https://www.datacamp.com/completed/statement-of-accomplishment/course/1ca5345e84bda3cd990aadbf2956ae0dc5c76c5c</text:p>
      <text:p text:style-name="Normal">Introduction to Python for Developers : https://www.datacamp.com/completed/statement-of-accomplishment/course/5b8303df72758b2a3be54b68c54282a286c3196f</text:p>
      <text:p text:style-name="Normal">Introduction to Functions in Python : https://www.datacamp.com/completed/statement-of-accomplishment/course/9a6022cfd50481b9fdcf0c785f1a38b5059604a6</text:p>
      <text:p text:style-name="Normal">Python Toolbox : https://www.datacamp.com/completed/statement-of-accomplishment/course/d2e17f52c1a6cfe49dff09112e3ca7e9175c5d38</text:p>
      <text:p text:style-name="Normal">Intermediate Python for Developers : https://www.datacamp.com/completed/statement-of-accomplishment/course/278a6397b44d2da8f01a63f7421f75390e7856d0</text:p>
      <text:p text:style-name="Normal">Introduction to Java : https://www.datacamp.com/completed/statement-of-accomplishment/course/d6b270205d035c27f7b57e26289f18dbee2269be</text:p>
      <text:p text:style-name="Normal">Data Types in Python : https://www.datacamp.com/completed/statement-of-accomplishment/course/251cc3b57bd543cf0dd0f8be77bb2f11e10fde2c</text:p>
      <text:p text:style-name="Normal">Introduction to Object-Oriented Programming in Java : https://www.datacamp.com/completed/statement-of-accomplishment/course/95e6b2fe8e18c459049fa8796aa47fd15ec91823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2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3">
      <style:paragraph-properties style:contextual-spacing="true"/>
      <style:text-properties fo:hyphenate="false"/>
    </style:style>
    <style:style style:name="ListNumber" style:display-name="List Number" style:family="paragraph" style:parent-style-name="Normal" style:list-style-name="LFO5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6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7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2" style:display-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3" style:display-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 style:display-name="LFO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7_1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dhiaeddine.louati</dc:creator>
    <meta:creation-date>2024-11-17T14:15:00Z</meta:creation-date>
    <dc:date>2025-06-15T11:17:00Z</dc:date>
    <meta:template xlink:href="Normal" xlink:type="simple"/>
    <meta:editing-cycles>3</meta:editing-cycles>
    <meta:editing-duration>PT420S</meta:editing-duration>
    <meta:document-statistic meta:page-count="3" meta:paragraph-count="9" meta:word-count="765" meta:character-count="4968" meta:row-count="35" meta:non-whitespace-character-count="4212"/>
  </office:meta>
</office:document-meta>
</file>